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officeooo:paragraph-rsid="000645a6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b64e" officeooo:paragraph-rsid="0018b64e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90e39" officeooo:paragraph-rsid="00190e3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officeooo:paragraph-rsid="000645a6"/>
    </style:style>
    <style:style style:name="P1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c699" officeooo:paragraph-rsid="0018c699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90e39" officeooo:paragraph-rsid="00190e39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style:font-name="Open Sans" fo:font-size="10pt" officeooo:rsid="000645a6" style:font-size-asian="10pt" style:font-size-complex="10pt"/>
    </style:style>
    <style:style style:name="T4" style:family="text">
      <style:text-properties style:font-name="Open Sans" fo:font-size="10pt" officeooo:rsid="0018b64e" style:font-size-asian="10pt" style:font-size-complex="10pt"/>
    </style:style>
    <style:style style:name="T5" style:family="text">
      <style:text-properties style:font-name="Open Sans" fo:font-size="10pt" officeooo:rsid="00190e39" style:font-size-asian="10pt" style:font-size-complex="10pt"/>
    </style:style>
    <style:style style:name="T6" style:family="text">
      <style:text-properties officeooo:rsid="0018b64e"/>
    </style:style>
    <style:style style:name="T7" style:family="text">
      <style:text-properties officeooo:rsid="00190e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6">Laisser un avis</text:span></text:p>
      <text:p text:style-name="P1"/>
      <text:p text:style-name="P1">Acteur(s) : <text:span text:style-name="T6">Client</text:span></text:p>
      <text:p text:style-name="P1"/>
      <text:p text:style-name="P12"><text:span text:style-name="T3">Description : </text:span><text:span text:style-name="T4">Un client doit pouvoir laisser un avis après un</text:span><text:span text:style-name="T5">e commande</text:span></text:p>
      <text:p text:style-name="P1"/>
      <text:p text:style-name="P1">Auteur :</text:p>
      <text:p text:style-name="P1"/>
      <text:p text:style-name="P1">Date : <text:span text:style-name="T6">01/06/2020</text:span></text:p>
      <text:p text:style-name="P1"/>
      <text:p text:style-name="P12"><text:span text:style-name="T3">Pré-conditions : </text:span><text:span text:style-name="T4">L’utilisateur doit être connectée et avoir acheté des pizzas</text:span></text:p>
      <text:p text:style-name="P2"/>
      <text:p text:style-name="P1">Démarrage : <text:span text:style-name="T6">L’utilisateur clique sur « Laisser un avis »</text:span></text:p>
      <text:p text:style-name="P1"/>
      <text:p text:style-name="P4">Scénario nominal :</text:p>
      <text:list xml:id="list2519255086" text:style-name="L1">
        <text:list-item>
          <text:p text:style-name="P13">Le système affiche la liste des pizzas achetée par l’utilisateur</text:p>
        </text:list-item>
        <text:list-item>
          <text:p text:style-name="P14">L’utilisateur choisi sur quelle pizza il souhaite déposer un avis</text:p>
        </text:list-item>
        <text:list-item>
          <text:p text:style-name="P14">Le système affiche le formulaire permettant de déposer son avis ainsi qu’une note</text:p>
        </text:list-item>
        <text:list-item>
          <text:p text:style-name="P14">L’utilisateur rempli le formulaire</text:p>
        </text:list-item>
        <text:list-item>
          <text:p text:style-name="P14">Le système enregistre les informations et affiche un message de confirmation</text:p>
        </text:list-item>
      </text:list>
      <text:p text:style-name="P5"/>
      <text:p text:style-name="P4">Scénario <text:span text:style-name="T1">alternatif :</text:span></text:p>
      <text:p text:style-name="P18">2a. L’utilisateur quitte la page sans laisser d’avis. Fin du scénario.</text:p>
      <text:p text:style-name="P11"/>
      <text:p text:style-name="P6">Scénario d’erreur :</text:p>
      <text:p text:style-name="P17">1a. L’utilisateur n’a acheté aucune pizza. Le système affiche un message d’erreur. <text:span text:style-name="T7">Fin du scénario.</text:span></text:p>
      <text:p text:style-name="P7"/>
      <text:p text:style-name="P8">Fin :</text:p>
      <text:p text:style-name="P8">Scénario nominal :</text:p>
      <text:p text:style-name="P8"/>
      <text:p text:style-name="P9">S<text:span text:style-name="T2">cénario alternatif :</text:span></text:p>
      <text:p text:style-name="P9"/>
      <text:p text:style-name="P10">Scénario d’erreur :</text:p>
      <text:p text:style-name="P1"/>
      <text:p text:style-name="P3">Post-conditions :</text:p>
      <text:p text:style-name="P3"/>
      <text:p text:style-name="P3">Complément 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7M26S</meta:editing-duration>
    <meta:editing-cycles>17</meta:editing-cycles>
    <meta:generator>LibreOffice/6.3.1.2$Windows_X86_64 LibreOffice_project/b79626edf0065ac373bd1df5c28bd630b4424273</meta:generator>
    <dc:date>2020-06-01T22:11:16.083000000</dc:date>
    <meta:document-statistic meta:table-count="0" meta:image-count="0" meta:object-count="0" meta:page-count="1" meta:paragraph-count="24" meta:word-count="151" meta:character-count="924" meta:non-whitespace-character-count="801"/>
  </office:meta>
</office:document-meta>
</file>